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style:writing-mode="lr-tb"/>
    </style:style>
    <style:style style:name="T2" style:family="table">
      <style:table-properties style:writing-mode="rl-tb"/>
    </style:style>
    <style:style style:name="T3" style:family="table">
      <style:table-properties style:writing-mode="tb-rl"/>
    </style:style>
    <style:style style:name="T4" style:family="table">
      <style:table-properties style:writing-mode="tb-lr"/>
    </style:style>
    <style:style style:name="T5" style:family="table">
      <style:table-properties style:writing-mode="lr"/>
    </style:style>
    <style:style style:name="T6" style:family="table">
      <style:table-properties style:writing-mode="rl"/>
    </style:style>
    <style:style style:name="T7" style:family="table">
      <style:table-properties style:writing-mode="tb"/>
    </style:style>
    <style:style style:name="T8" style:family="table">
      <style:table-properties style:writing-mode="page"/>
    </style:style>
    <style:style style:name="Table1.A1" style:family="table-cell">
      <style:table-cell-properties fo:border="0.0007in solid #000000"/>
    </style:style>
  </office:automatic-styles>
  <office:body>
    <office:text>
      <text:p>this is an example of table with different writing modes.</text:p>
      <table:table table:name="Table1" table:style-name="T1">
        <table:table-column table:number-columns-repeated="3"/>
        <table:table-row table:number-rows-repeated="2" table:default-cell-style-name="Table1.A1">
          <table:table-cell>
            <text:p>this is the table with writing mode of "lr-tb".</text:p>
          </table:table-cell>
          <table:table-cell>
            <text:p/>
          </table:table-cell>
        </table:table-row>
      </table:table>
      <text:p/>
      <text:p/>
      <table:table table:name="Table1" table:style-name="T2">
        <table:table-column table:number-columns-repeated="3"/>
        <table:table-row table:number-rows-repeated="2" table:default-cell-style-name="Table1.A1">
          <table:table-cell>
            <text:p>this is the table with writing mode of "rl-tb".</text:p>
          </table:table-cell>
          <table:table-cell>
            <text:p/>
          </table:table-cell>
        </table:table-row>
      </table:table>
      <text:p/>
      <text:p/>
      <table:table table:name="Table1" table:style-name="T3">
        <table:table-column table:number-columns-repeated="3"/>
        <table:table-row table:number-rows-repeated="2" table:default-cell-style-name="Table1.A1">
          <table:table-cell>
            <text:p>this is the table with writing mode of "tb-rl".</text:p>
          </table:table-cell>
          <table:table-cell>
            <text:p/>
          </table:table-cell>
        </table:table-row>
      </table:table>
      <text:p/>
      <text:p/>
      <table:table table:name="Table1" table:style-name="T4">
        <table:table-column table:number-columns-repeated="3"/>
        <table:table-row table:number-rows-repeated="2" table:default-cell-style-name="Table1.A1">
          <table:table-cell>
            <text:p>this is the table with writing mode of "tb-lr".</text:p>
          </table:table-cell>
          <table:table-cell>
            <text:p/>
          </table:table-cell>
        </table:table-row>
      </table:table>
      <text:p/>
      <text:p/>
      <table:table table:name="Table1" table:style-name="T5">
        <table:table-column table:number-columns-repeated="3"/>
        <table:table-row table:number-rows-repeated="2" table:default-cell-style-name="Table1.A1">
          <table:table-cell>
            <text:p>this is the table with writing mode of "lr".</text:p>
          </table:table-cell>
          <table:table-cell>
            <text:p/>
          </table:table-cell>
        </table:table-row>
      </table:table>
      <text:p/>
      <text:p/>
      <table:table table:name="Table1" table:style-name="T6">
        <table:table-column table:number-columns-repeated="3"/>
        <table:table-row table:number-rows-repeated="2" table:default-cell-style-name="Table1.A1">
          <table:table-cell>
            <text:p>this is the table with writing mode of "rl".</text:p>
          </table:table-cell>
          <table:table-cell>
            <text:p/>
          </table:table-cell>
        </table:table-row>
      </table:table>
      <text:p/>
      <text:p/>
      <table:table table:name="Table1" table:style-name="T7">
        <table:table-column table:number-columns-repeated="3"/>
        <table:table-row table:number-rows-repeated="2" table:default-cell-style-name="Table1.A1">
          <table:table-cell>
            <text:p>this is the table with writing mode of "tb".</text:p>
          </table:table-cell>
          <table:table-cell>
            <text:p/>
          </table:table-cell>
        </table:table-row>
      </table:table>
      <text:p/>
      <text:p/>
      <table:table table:name="Table1" table:style-name="T8">
        <table:table-column table:number-columns-repeated="3"/>
        <table:table-row table:number-rows-repeated="2" table:default-cell-style-name="Table1.A1">
          <table:table-cell>
            <text:p>this is the table with writing mode of "page".</text:p>
          </table:table-cell>
          <table:table-cell>
            <text:p/>
          </table:table-cell>
        </table:table-row>
      </table:table>
      <text:p/>
      <text:p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